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herif" svg:font-family="'Liberation Sherif'"/>
    <style:font-face style:name="Lohit Hindi1" svg:font-family="'Lohit Hind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Auteurs" style:family="table">
      <style:table-properties style:width="17cm" table:align="margins"/>
    </style:style>
    <style:style style:name="Auteurs.A" style:family="table-column">
      <style:table-column-properties style:column-width="5.667cm" style:rel-column-width="21845*"/>
    </style:style>
    <style:style style:name="Auteurs.A1" style:family="table-cell">
      <style:table-cell-properties fo:padding="0.097cm" fo:border-left="0.05pt solid #000000" fo:border-right="none" fo:border-top="0.05pt solid #000000" fo:border-bottom="0.05pt solid #000000"/>
    </style:style>
    <style:style style:name="Auteurs.C1" style:family="table-cell">
      <style:table-cell-properties fo:padding="0.097cm" fo:border="0.05pt solid #000000"/>
    </style:style>
    <style:style style:name="Auteurs.A2" style:family="table-cell">
      <style:table-cell-properties fo:padding="0.097cm" fo:border-left="0.05pt solid #000000" fo:border-right="none" fo:border-top="none" fo:border-bottom="0.05pt solid #000000"/>
    </style:style>
    <style:style style:name="Auteur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3.493cm"/>
    </style:style>
    <style:style style:name="Tableau4.B" style:family="table-column">
      <style:table-column-properties style:column-width="4.233cm"/>
    </style:style>
    <style:style style:name="Tableau4.C" style:family="table-column">
      <style:table-column-properties style:column-width="2.778cm"/>
    </style:style>
    <style:style style:name="Tableau4.D" style:family="table-column">
      <style:table-column-properties style:column-width="6.509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Liberation Serif" fo:font-size="12pt" officeooo:paragraph-rsid="001c6c83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2pt" officeooo:paragraph-rsid="001ccf6e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officeooo:paragraph-rsid="001c6c83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paragraph-rsid="001c6c83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officeooo:paragraph-rsid="001fb0c1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2957a8" officeooo:paragraph-rsid="001fb0c1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officeooo:paragraph-rsid="001fb0c1"/>
    </style:style>
    <style:style style:name="P8" style:family="paragraph" style:parent-style-name="Standard">
      <style:paragraph-properties fo:text-align="justify" style:justify-single-word="false" style:writing-mode="lr-tb"/>
      <style:text-properties style:font-name="Liberation Serif" fo:font-size="12pt" style:font-size-asian="12pt" style:font-size-complex="12pt"/>
    </style:style>
    <style:style style:name="P9" style:family="paragraph" style:parent-style-name="Text_20_body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paragraph-rsid="001fb0c1" style:font-size-asian="10.5pt" style:font-weight-asian="normal" style:font-size-complex="12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font-size="12pt" fo:font-weight="normal" officeooo:paragraph-rsid="001fb0c1" style:font-size-asian="10.5pt" style:font-weight-asian="normal" style:font-size-complex="12pt" style:font-weight-complex="normal"/>
    </style:style>
    <style:style style:name="P11" style:family="paragraph" style:parent-style-name="Header">
      <style:paragraph-properties fo:text-align="start" style:justify-single-word="false"/>
      <style:text-properties officeooo:paragraph-rsid="001de98d"/>
    </style:style>
    <style:style style:name="P12" style:family="paragraph" style:parent-style-name="Heading_20_1" style:list-style-name="">
      <style:paragraph-properties fo:text-align="start" style:justify-single-word="false"/>
      <style:text-properties fo:font-size="12pt" officeooo:paragraph-rsid="001fb0c1" style:font-size-asian="10.5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font-size="12pt" officeooo:paragraph-rsid="001fb0c1" style:font-size-asian="10.5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font-size="12pt" officeooo:rsid="002957a8" officeooo:paragraph-rsid="001fb0c1" style:font-size-asian="10.5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fo:font-size="12pt" officeooo:rsid="002e6b2b" officeooo:paragraph-rsid="001fb0c1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font-size="12pt" officeooo:rsid="001c8e7f" officeooo:paragraph-rsid="001fb0c1" style:font-size-asian="10.5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font-size="12pt" officeooo:rsid="0023f0fd" officeooo:paragraph-rsid="001fb0c1" style:font-size-asian="10.5pt" style:font-size-complex="12pt"/>
    </style:style>
    <style:style style:name="P18" style:family="paragraph" style:parent-style-name="Table_20_Contents">
      <style:paragraph-properties fo:text-align="end" style:justify-single-word="false"/>
      <style:text-properties fo:font-size="12pt" officeooo:paragraph-rsid="001fb0c1" style:font-size-asian="10.5pt" style:font-size-complex="12pt"/>
    </style:style>
    <style:style style:name="T1" style:family="text">
      <style:text-properties officeooo:rsid="001c6c83"/>
    </style:style>
    <style:style style:name="T2" style:family="text">
      <style:text-properties officeooo:rsid="001ccf6e"/>
    </style:style>
    <style:style style:name="T3" style:family="text">
      <style:text-properties officeooo:rsid="001de98d"/>
    </style:style>
    <style:style style:name="T4" style:family="text">
      <style:text-properties officeooo:rsid="001eab7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22356" style:font-weight-asian="normal" style:font-weight-complex="normal"/>
    </style:style>
    <style:style style:name="T7" style:family="text">
      <style:text-properties officeooo:rsid="00022356"/>
    </style:style>
    <style:style style:name="T8" style:family="text">
      <style:text-properties officeooo:rsid="001c8e7f"/>
    </style:style>
    <style:style style:name="T9" style:family="text">
      <style:text-properties officeooo:rsid="00220be0"/>
    </style:style>
    <style:style style:name="T10" style:family="text">
      <style:text-properties officeooo:rsid="001fb0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<text:span text:style-name="T6">A</text:span><text:span text:style-name="T5">uteurs:</text:span></text:h>
      <text:p text:style-name="P10"/>
      <table:table table:name="Auteurs" table:style-name="Auteurs">
        <table:table-column table:style-name="Auteurs.A" table:number-columns-repeated="3"/>
        <table:table-row>
          <table:table-cell table:style-name="Auteurs.A1" office:value-type="string">
            <text:p text:style-name="P13">Auteur<text:span text:style-name="T7">(</text:span>s<text:span text:style-name="T7">)</text:span></text:p>
          </table:table-cell>
          <table:table-cell table:style-name="Auteurs.A1" office:value-type="string">
            <text:p text:style-name="P13">Approbateur<text:span text:style-name="T7">(</text:span>s<text:span text:style-name="T7">)</text:span></text:p>
          </table:table-cell>
          <table:table-cell table:style-name="Auteurs.C1" office:value-type="string">
            <text:p text:style-name="P13">Validation</text:p>
          </table:table-cell>
        </table:table-row>
        <table:table-row>
          <table:table-cell table:style-name="Auteurs.A2" office:value-type="string">
            <text:p text:style-name="P7">Anthony Devin</text:p>
            <text:p text:style-name="P5"/>
          </table:table-cell>
          <table:table-cell table:style-name="Auteurs.A2" office:value-type="string">
            <text:p text:style-name="P6"/>
          </table:table-cell>
          <table:table-cell table:style-name="Auteurs.C2" office:value-type="string">
            <text:p text:style-name="P14"/>
          </table:table-cell>
        </table:table-row>
      </table:table>
      <text:p text:style-name="P10"/>
      <text:p text:style-name="P10">Diffusion:</text:p>
      <text:p text:style-name="P10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3">Diffusion</text:p>
          </table:table-cell>
          <table:table-cell table:style-name="Tableau2.B1" office:value-type="string">
            <text:p text:style-name="P15"><text:span text:style-name="T7">Copie</text:span></text:p>
          </table:table-cell>
        </table:table-row>
        <table:table-row>
          <table:table-cell table:style-name="Tableau2.A2" office:value-type="string">
            <text:p text:style-name="P14"/>
            <text:p text:style-name="P13"><text:span text:style-name="T8"/></text:p>
            <text:p text:style-name="P13"><text:span text:style-name="T9">Laurent Tichit</text:span><text:span text:style-name="T8"> (</text:span><text:span text:style-name="T9">Directeur de projet</text:span><text:span text:style-name="T8">)</text:span></text:p>
            <text:p text:style-name="P13"><text:span text:style-name="T10">Gaston Robichon</text:span></text:p>
          </table:table-cell>
          <table:table-cell table:style-name="Tableau2.B2" office:value-type="string">
            <text:p text:style-name="P16">Antonin Aillaud</text:p>
            <text:p text:style-name="P16">Anthony Devin</text:p>
            <text:p text:style-name="P16">Guillaume Rasolo</text:p>
            <text:p text:style-name="P16">Jeremy Vaz Borges</text:p>
            <text:p text:style-name="P16">Johnny Mickael</text:p>
            <text:p text:style-name="P14">Sébastien Melotte</text:p>
          </table:table-cell>
        </table:table-row>
      </table:table>
      <text:p text:style-name="P10"/>
      <text:p text:style-name="P10">Documents de référence:</text:p>
      <text:p text:style-name="P10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7"/>
          </table:table-cell>
          <table:table-cell table:style-name="Tableau3.B1" office:value-type="string">
            <text:p text:style-name="P13"/>
          </table:table-cell>
        </table:table-row>
      </table:table>
      <text:p text:style-name="P10"/>
      <text:p text:style-name="P10">Historique:</text:p>
      <text:p text:style-name="P10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13">N° version</text:p>
          </table:table-cell>
          <table:table-cell table:style-name="Tableau4.A1" office:value-type="string">
            <text:p text:style-name="P13">Auteur</text:p>
          </table:table-cell>
          <table:table-cell table:style-name="Tableau4.A1" office:value-type="string">
            <text:p text:style-name="P13">Date</text:p>
          </table:table-cell>
          <table:table-cell table:style-name="Tableau4.D1" office:value-type="string">
            <text:p text:style-name="P13">Historique des évolutions</text:p>
          </table:table-cell>
        </table:table-row>
        <table:table-row>
          <table:table-cell table:style-name="Tableau4.A2" office:value-type="string">
            <text:p text:style-name="P13">1.0</text:p>
          </table:table-cell>
          <table:table-cell table:style-name="Tableau4.A2" office:value-type="string">
            <text:p text:style-name="P7">Anthony Devin</text:p>
          </table:table-cell>
          <table:table-cell table:style-name="Tableau4.A2" office:value-type="string">
            <text:p text:style-name="P13"><text:span text:style-name="T7">22</text:span>/09/13</text:p>
          </table:table-cell>
          <table:table-cell table:style-name="Tableau4.D2" office:value-type="string">
            <text:p text:style-name="P13"/>
          </table:table-cell>
        </table:table-row>
      </table:table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Outils et méthodes utilisées:</text:span></text:p>
      <text:p text:style-name="P3"><text:span text:style-name="T1"/></text:p>
      <text:p text:style-name="P3"><text:span text:style-name="T1"/></text:p>
      <text:p text:style-name="P3"><text:span text:style-name="T1">Ce projet est considéré comme un «projet moyen» c'est à dire que l'on doit penser à:</text:span></text:p>
      <text:p text:style-name="P3"><text:span text:style-name="T1"><text:tab/>- Un hébergement mutualiser</text:span></text:p>
      <text:p text:style-name="P8"><text:tab/>- Des pages dynamiques </text:p>
      <text:p text:style-name="P8"><text:tab/>- Une programmation </text:p>
      <text:p text:style-name="P8"><text:tab/>- La participation de plusieurs acteurs </text:p>
      <text:p text:style-name="P8"><text:tab/>- un budget plus ou moins important.</text:p>
      <text:p text:style-name="P1"><text:span text:style-name="T1"/></text:p>
      <text:p text:style-name="P1"><text:span text:style-name="T1">En ce qui concerne l'hébergement, le représentant de la société CuisinAvenir a décidé d'opter pour un hébergement à distance, pour </text:span><text:span text:style-name="T10">c</text:span><text:span text:style-name="T1">e faire nous pourrions utiliser un hébergeur comme OVH premier hébergeur au niveau </text:span><text:span text:style-name="T10">E</text:span><text:span text:style-name="T1">uropéen, qui propose ses services à des tarifs raisonnable pour le client.</text:span></text:p>
      <text:p text:style-name="P1"><text:span text:style-name="T1"/></text:p>
      <text:p text:style-name="P1"><text:span text:style-name="T1">L'application communiquera constamment avec une base de données, contenant entre autre les données sur les stocks, les bons de commandes, etc. Donc pour </text:span><text:span text:style-name="T10">cela</text:span><text:span text:style-name="T1"> une connaissance de certain</text:span><text:span text:style-name="T2">s</text:span><text:span text:style-name="T1"> langage</text:span><text:span text:style-name="T2">s</text:span><text:span text:style-name="T1"> tel que sql, pgsql est nécessaire.</text:span></text:p>
      <text:p text:style-name="P1"><text:span text:style-name="T1"/></text:p>
      <text:p text:style-name="P1"><text:span text:style-name="T1">L'équipe en charge du projet doit être capable de maîtriser les langages: HTML, Css, PHP, JavaScript, Java, PGSQL. Ces derniers devraient être largement suffisant pour la bonne réalisation de ce projet. </text:span><text:span text:style-name="T2">Des connaissances dans certains logiciels de graphismes peuvent être nécessaire (gimp, photoshop,etc.).</text:span></text:p>
      <text:p text:style-name="P1"><text:span text:style-name="T1"/></text:p>
      <text:p text:style-name="P2"><text:span text:style-name="T2">Concernant la méthode principale pour gérer ce projet, nous nous baserons sur une méthode cyclique, c'est à dire que chaque itération sera basée sur un ou plusieurs cas d'utilisation précis. </text:span><text:span text:style-name="T10">D</text:span><text:span text:style-name="T2">es réunions régulières avec le client et/ou le directeur de projet se dérouleront permettant d'avoir un suivi constant du projet </text:span><text:span text:style-name="T10">(évolution des attentes du client)</text:span><text:span text:style-name="T2">, pour éviter l'effet tunnel et garantir un projet de qualité </text:span><text:span text:style-name="T10">correspondant aux attentes du client</text:span><text:span text:style-name="T2">.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iberation Sherif" svg:font-family="'Liberation Sherif'"/>
    <style:font-face style:name="Lohit Hindi1" svg:font-family="'Lohit Hind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paragraph-rsid="001de98d"/>
    </style:style>
    <style:style style:name="MT1" style:family="text">
      <style:text-properties officeooo:rsid="001de98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Outils et méthodes <text:s text:c="122"/>v1.0<text:tab/></text:span></text:p>
      </style:header>
      <style:footer>
        <text:p text:style-name="Footer"><text:tab/><text:tab/><text:span text:style-name="MT1">Page:</text:span><text:span text:style-name="MT1"><text:page-number text:select-page="current">2</text:page-number></text:span><text:span text:style-name="MT1">/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</meta:initial-creator>
    <meta:creation-date>2013-09-23T22:18:22</meta:creation-date>
    <dc:date>2013-09-23T23:07:38</dc:date>
    <dc:creator>Tony </dc:creator>
    <meta:editing-duration>PT18M56S</meta:editing-duration>
    <meta:editing-cycles>4</meta:editing-cycles>
    <meta:generator>LibreOffice/3.6$Linux_X86_64 LibreOffice_project/360m1$Build-2</meta:generator>
    <meta:document-statistic meta:table-count="4" meta:image-count="0" meta:object-count="0" meta:page-count="2" meta:paragraph-count="38" meta:word-count="286" meta:character-count="2024" meta:non-whitespace-character-count="1643"/>
  </office:meta>
</office:document-meta>
</file>